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900000463F1427861.png" manifest:media-type="image/png"/>
  <manifest:file-entry manifest:full-path="Pictures/100000010000031900000463E615E55D.png" manifest:media-type="image/png"/>
  <manifest:file-entry manifest:full-path="Pictures/1000000100000319000004632EB62A49.png" manifest:media-type="image/png"/>
  <manifest:file-entry manifest:full-path="Pictures/10003820000051F500007411E6257E6E.pdf" manifest:media-type="application/pdf"/>
  <manifest:file-entry manifest:full-path="Pictures/100037BA000051F50000741159ABB2ED.pdf" manifest:media-type="application/pdf"/>
  <manifest:file-entry manifest:full-path="Pictures/10000001000003190000046391C5EAB1.png" manifest:media-type="image/png"/>
  <manifest:file-entry manifest:full-path="Pictures/100000010000031900000463D18F0E21.png" manifest:media-type="image/png"/>
  <manifest:file-entry manifest:full-path="Pictures/1000375F000051F500007411BD9B5FC0.pdf" manifest:media-type="application/pdf"/>
  <manifest:file-entry manifest:full-path="Pictures/100037AD000051F50000741122DE02F9.pdf" manifest:media-type="application/pdf"/>
  <manifest:file-entry manifest:full-path="Pictures/100000010000031900000463B0C4DF1D.png" manifest:media-type="image/png"/>
  <manifest:file-entry manifest:full-path="Pictures/100037EB000051F500007411BF805C4D.pdf" manifest:media-type="application/pdf"/>
  <manifest:file-entry manifest:full-path="Pictures/10003743000051F5000074111F56667E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402in, 2.9201in, 8.7465in, 2.81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661in, 3.1398in, 8.7217in, 3.10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661in, 3.0366in, 8.6181in, 2.998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783in, 2.8311in, 8.4126in, 3.0244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783in, 2.9902in, 8.7465in, 3.045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528in, 3.0744in, 8.8366in, 3.256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1" text:anchor-type="char" svg:x="0.878in" svg:y="0.2654in" svg:width="1.5634in" svg:height="2.0319in" draw:z-index="0"><draw:image xlink:href="Pictures/10003743000051F5000074111F56667E.pdf" xlink:type="simple" xlink:show="embed" xlink:actuate="onLoad" draw:mime-type="application/pdf"/><draw:image xlink:href="Pictures/100000010000031900000463B0C4DF1D.png" xlink:type="simple" xlink:show="embed" xlink:actuate="onLoad" draw:mime-type="image/png"/></draw:frame><draw:frame draw:style-name="fr5" draw:name="Image2" text:anchor-type="char" svg:x="3.5134in" svg:y="0.3071in" svg:width="1.802in" svg:height="2.0839in" draw:z-index="1"><draw:image xlink:href="Pictures/1000375F000051F500007411BD9B5FC0.pdf" xlink:type="simple" xlink:show="embed" xlink:actuate="onLoad" draw:mime-type="application/pdf"/><draw:image xlink:href="Pictures/100000010000031900000463D18F0E21.png" xlink:type="simple" xlink:show="embed" xlink:actuate="onLoad" draw:mime-type="image/png"/></draw:frame><draw:frame draw:style-name="fr4" draw:name="Image3" text:anchor-type="char" svg:x="0.7736in" svg:y="2.8382in" svg:width="1.948in" svg:height="2.3547in" draw:z-index="2"><draw:image xlink:href="Pictures/100037EB000051F500007411BF805C4D.pdf" xlink:type="simple" xlink:show="embed" xlink:actuate="onLoad" draw:mime-type="application/pdf"/><draw:image xlink:href="Pictures/10000001000003190000046391C5EAB1.png" xlink:type="simple" xlink:show="embed" xlink:actuate="onLoad" draw:mime-type="image/png"/></draw:frame><draw:frame draw:style-name="fr3" draw:name="Image4" text:anchor-type="char" svg:x="3.5437in" svg:y="3.078in" svg:width="1.8028in" svg:height="2.1984in" draw:z-index="3"><draw:image xlink:href="Pictures/10003820000051F500007411E6257E6E.pdf" xlink:type="simple" xlink:show="embed" xlink:actuate="onLoad" draw:mime-type="application/pdf"/><draw:image xlink:href="Pictures/100000010000031900000463F1427861.png" xlink:type="simple" xlink:show="embed" xlink:actuate="onLoad" draw:mime-type="image/png"/></draw:frame><draw:frame draw:style-name="fr2" draw:name="Image5" text:anchor-type="char" svg:x="0.8571in" svg:y="5.0984in" svg:width="1.6362in" svg:height="2.1146in" draw:z-index="4"><draw:image xlink:href="Pictures/100037BA000051F50000741159ABB2ED.pdf" xlink:type="simple" xlink:show="embed" xlink:actuate="onLoad" draw:mime-type="application/pdf"/><draw:image xlink:href="Pictures/1000000100000319000004632EB62A49.png" xlink:type="simple" xlink:show="embed" xlink:actuate="onLoad" draw:mime-type="image/png"/></draw:frame><draw:frame draw:style-name="fr1" draw:name="Image6" text:anchor-type="char" svg:x="3.2736in" svg:y="5.3591in" svg:width="2.0425in" svg:height="2.1154in" draw:z-index="5"><draw:image xlink:href="Pictures/100037AD000051F50000741122DE02F9.pdf" xlink:type="simple" xlink:show="embed" xlink:actuate="onLoad" draw:mime-type="application/pdf"/><draw:image xlink:href="Pictures/100000010000031900000463E615E5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1:36:44.578948339</meta:creation-date>
    <dc:date>2025-07-17T11:42:28.440408861</dc:date>
    <meta:editing-duration>PT5M49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